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fo:text-shadow="none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solid" style:text-position="0% 100%" style:font-name="Times New Roman" fo:text-shadow="none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font-name="Times New Roman1" style:text-underline-style="none"/>
    </style:style>
    <style:style style:name="T11" style:family="text">
      <style:text-properties style:font-name="Times New Roman" style:text-underline-style="none"/>
    </style:style>
    <style:style style:name="T12" style:family="text">
      <style:text-properties style:font-name="Times New Roman" style:text-underline-style="solid" style:text-underline-width="auto" style:text-underline-color="font-color"/>
    </style:style>
    <style:style style:name="T13" style:family="text">
      <style:text-properties style:text-position="super 58%" style:font-name="Times New Roman" style:text-underline-style="none"/>
    </style:style>
    <style:style style:name="T14" style:family="text">
      <style:text-properties style:text-position="0% 100%" style:font-name="Times New Roman" style:text-underline-style="none"/>
    </style:style>
    <style:style style:name="T15" style:family="text">
      <style:text-properties style:text-position="0% 100%" style:font-name="Times New Roman" style:text-underline-style="solid" style:text-underline-width="auto" style:text-underline-color="font-color"/>
    </style:style>
    <style:style style:name="T16" style:family="text">
      <style:text-properties style:text-position="0% 100%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4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n explanatory lecture/ on Lech Lech'a/</text:p>
      <text:p text:style-name="P6"/>
      <text:p text:style-name="P6">[Page 1]</text:p>
      <text:p text:style-name="P6">Dear hearers! <text:s/>An ancient author of renown, (Seadyah Gaon)/ remarked, that the desire to attach to Holy Writ a/ hidden meaning, may lead to a rejection of its command-/-ments. <text:s/>I will illustrate his saying. <text:s/>The/ mind which can be brought to look upon the bondage/ of Israel in Egypt, as a mere type of the enslaving/ of our souls by the passions, may be also made to/ believe that the prohibition of having any leaven/ in our houses during Passover, is simply an admonition/ against suffering our hearts to swell with pride./ And through a similar system of interpretation, one may/ also be induced to consider the inhibition to kindle fire on/ the Sabbath, as an exhortation, that we <text:span text:style-name="T2">may</text:span> avoid, on/ the day of rest, whatever may occasion strife in our/ dwellings. <text:s/>Nor would such a method be only calculated to/ nullify Biblical precepts, but it would likewise trans-/-form the account of God's miraculous dealings with his/ people, into a sheer myth. <text:s/>So that, for instance, the/ passage of the red-sea, might, according to some, signify/ a transition from a state of servitude to that of freedom./ <text:s/>The glorious manifestation at Sinai, might stand, <text:span text:style-name="T2">as</text:span>/</text:p>
      <text:p text:style-name="P6"/>
      <text:p text:style-name="P6">[Page 2]</text:p>
      <text:p text:style-name="P6">according to others, as a symbol of the brightening/ of the human intellect. <text:s/>In short: Holy Writ would/ <text:soft-page-break/>be altogether enshrouded beneath a veil of bewildering mythcism[sic!]./ <text:s/>We must therefore, dear Brethren! be heedful <text:span text:style-name="T2">not to</text:span>/ lest we fall into a practice, which offers many attractions/ to a speculative mind, but which will lead it astray/ from the path of revealed religion. <text:s/>[Hebrew]/ "The literal meaning of the text should principally engage our/ attention;" is a maxim of our Biblical expositors, worthy to be/ remembered. <text:s/>For, man is so constituted, that he will/ frequently accept what is conveyed to him by figures/ and imageries[sic!], and set aside that which is presented/ to his views in a plain, unvarnished manner. <text:s/><text:span text:style-name="T2">No</text:span>/ Unless the Scriptures speak in language, that cannot/ be otherwise rendered than allegorically, we dare not/ apply to it a sense differing from its primary construction./ <text:s/>But let me be explicit. <text:s/>I would not let you/ suppose for a moment, that I am an advocate/ of the Sect of Caraites, who discard oral interpretations./ <text:s/>When I recommend a literal, in preference to a figurative,/ meaning of the Biblical text, I do not intend to say,/ that we can best learn the import of the Divine/</text:p>
      <text:p text:style-name="P6"/>
      <text:p text:style-name="P6">[Page 3]</text:p>
      <text:p text:style-name="P6">commandments, by taking the words, in which they/ are expressed, absolutely in their <text:span text:style-name="T8">naked</text:span><text:span text:style-name="T9"> sense. <text:s/>By no/ means: you are all aware, that in every language,/ the popular understanding of many phrases, is not/ what they would appear to be at first blush. <text:s/>So that,/ if I, for example, addressing any one in English, were to/ ask. "How do you find yourself?", he would imme-/-diately perceive that I inquire after his health, though/ the expression I employed, would, primatively[sic!], bear a/ different construction. <text:s/>Precisely for the same/ reason, I receive the interpretation of the ancients/ about certain ordinances of the Law, as correct beyond/ doubt; and when I am bid to "afflict my soul" on the/ teath[sic?] of Tishri, I abstain from all sorts of food, because/ by such a diction, is </text:span><text:span text:style-name="T8">fasting</text:span><text:span text:style-name="T9"> </text:span><text:span text:style-name="T3">expressed</text:span><text:span text:style-name="T9"> signified in Hebrew. <text:s/>So/ likewise, I use a citron, and not a pomegranate or an/ orange, at the service of the Tabernacle festival, not-/-withstanding that the "fruit of the tree of Hadar," which/ Holy Writ requires the Israelite to procure on that occasion,/ might be </text:span><text:span text:style-name="T8">variously</text:span><text:span text:style-name="T9"> understood./</text:span></text:p>
      <text:p text:style-name="P6"><text:span text:style-name="T9">In like manner, as I would, in studying a foreign language,/</text:span></text:p>
      <text:p text:style-name="P6"><text:span text:style-name="T9"/></text:p>
      <text:p text:style-name="P6"><text:span text:style-name="T9">[Page 4]</text:span></text:p>
      <text:p text:style-name="P6"><text:span text:style-name="T9">be guided by the universal acceptation of a sentence,/ and not by its apparent meaning, so do I rely upon/ those whose knowledge of the sacred tongue was thorough,/ for an accurate teaching of its phraseology./</text:span></text:p>
      <text:p text:style-name="P6"><text:span text:style-name="T9">What I deprecate in the explanation of the Scriptures, is/ our endeavoring to represent every part thereof under the/ garb of symbols and types. <text:s/>For, that system of/ interpretation, followed by the founders of the Nazarene/ creed, caused the repudiation of Jewish laws and tenets./ <text:s/>Whatever is said, or prescribed in the old testament (so/ they styled our Bible) foreshadowed the advent of a/ divine redeemer. <text:s/>The simplest narrative, the plainest/ command, became to them a prefiguration of the new/ doctrine they sought to inculcate. <text:s/>They saw therefore/ no reason for the performance of Mosaic ordinances, be-/-cause what they represented, had already been consum-/-mated, by the coming of a celestial Messiah. <text:s/>To offer/ an illustration of the eagerness with which they seized/ upon any passage </text:span><text:span text:style-name="T3">which</text:span><text:span text:style-name="T9"> that might </text:span><text:span text:style-name="T3">worked up</text:span><text:span text:style-name="T9"> be wrought/ into a defence[sic!] of their mystical dogmas, I will/ draw your attention to a transaction recorded in the/ lesson of this Sabbath./</text:span></text:p>
      <text:p text:style-name="P6"><text:span text:style-name="T9"/></text:p>
      <text:p text:style-name="P6"><text:span text:style-name="T9">[Page 5]</text:span></text:p>
      <text:p text:style-name="P6"><text:span text:style-name="T9">Abram returning from the battle he had fought, to/ save his nephew from bondage and ruin, was met/ by a Canaanitish Chief; or, as Holy Writ habitually/ calls every ruler, a King. <text:s/>The latter, who, amidst/ the corruption of that idolatrous age, acknowledged a Supreme/ Power, hospitably entertained the patriarch, so signally/ </text:span><text:span text:style-name="T3">assigne</text:span><text:span text:style-name="T9"> assisted in his </text:span><text:span text:style-name="T3">lot</text:span><text:span text:style-name="T9"> undertaking by the Divinity./ <text:s/>Abram, on the other hand, recognizing in the indi-/-vidual, who had generously </text:span><text:span text:style-name="T3">[?]</text:span><text:span text:style-name="T9"> supplied his wants/ and those of his </text:span><text:span text:style-name="T4">attendants</text:span><text:span text:style-name="T9"> army, an object of respect, and/ anxious to compensate him for his outlay, presented the/ same with the tenth part of the spoil. <text:s/>But this/ account of mutual kindness, between two distinguished </text:span><text:soft-page-break/><text:span text:style-name="T9">per-/-sons, forms, in the theology of the Nazarenes, a main/ point of support to a theory as startling as it is/ unjewish. <text:s/>According to it, Malchizedek is the/ prototype of a man-god. <text:s/>As we are nowhere/ informed about his extraction, he must needs be a/ spiritual being sent on earth for a special purpose,/ which was--we are led to infer--that the father/ of the faithful should do him homage./</text:span></text:p>
      <text:p text:style-name="P6"><text:span text:style-name="T9"/></text:p>
      <text:p text:style-name="P6"><text:span text:style-name="T9">[Page 6]</text:span></text:p>
      <text:p text:style-name="P6"><text:span text:style-name="T9">His own name and that of the place over which he/ reigned, are also made to be symbols of his character./ <text:s/>"Malckizedek Melech Shol</text:span><text:span text:style-name="T10">è</text:span><text:span text:style-name="T11">m," is rendered thus: "the/ righteous king; the king of peace." <text:s/>And inasmuch/ as the Bible attests that he was a "Coh</text:span><text:span text:style-name="T10">è</text:span><text:span text:style-name="T11">n" priest,"/ therefore, he could only be looked upon as the model of the one pre-/-destined to atone by his own blood for the sins of all mankind./ <text:s/>You observe, my Brethren! how the recital of an/ incident, which has no further bearing on our/ history, than </text:span><text:span text:style-name="T5">it demonstrates</text:span><text:span text:style-name="T11"> in bringing to light Abraham's upright/ demeanour[sic!], is, by an allegorical interpretation, rendered/ the basis of a creed incomprehensible and subversive of that which/ the righteous son of Terah strove to disseminate./ <text:s/>Let no one interpose that the Rabbis also have/ mystified somewhat the character of Malchizedik./ <text:s/></text:span><text:span text:style-name="T5">verily</text:span><text:span text:style-name="T11"> Their aim was mainly to find a clue for the existence/ of a believer in the Almighty among a heathen/ world. <text:s/>Unwilling to award to any man the merit/ of having known the great Creator, except to one from/ whom Abraham could claim this descent, they thought/ that the king of Salem might have been the same as the founder/ of the Shemitic family, Shem the son of Noah./</text:span></text:p>
      <text:p text:style-name="P6"><text:span text:style-name="T11"/></text:p>
      <text:p text:style-name="P6"><text:span text:style-name="T11">[Page 7]</text:span></text:p>
      <text:p text:style-name="P6"><text:span text:style-name="T11">Thus paying no regard to the distance of time which/ separated those two individuals. <text:s/>But if the/ teachers of our people, forgot, in their zeal, to reckon/ the days long past, they never entertained the thought/ of according to a human being divine honors./</text:span></text:p>
      <text:p text:style-name="P6"><text:span text:style-name="T11">Were I, however, asked for my views on the passage/ at issue, I would say: that neither the ap-/-pellation nor the description of the personage there-/-in auspiciously brought forward, warrants the/ learned disputations it called forth. <text:s/>For, no one/ familiar with Scriptural names, ought to be/ surprised at finding among idolaters, "Malchizedek,"/ viz "a king of righteousness" any more than when he meets with "Adonizedek,"/ "the lord of righteousness"--a heathen ruler whom Joshua/ conquered; or "Tobiyah" the pleasure of God"; an/ Ammonite inimical to the Jews. <text:s text:c="2"/>Rightly have our sages said [Hebrew]/ [Hebrew] "We cannot ascribe a reason for the adoption of this or that name." <text:s/>And as to/ the title of "priest to the most high God." I have strong/ grounds for conceiving that it means, "the </text:span><text:span text:style-name="T12">adorer</text:span><text:span text:style-name="T11">/ of a higher power," than the stars and planets then/ worshipped[sic!] as seperate[sic!] deities. <text:s/>For "Coh</text:span><text:span text:style-name="T10">è</text:span><text:span text:style-name="T11">n"/ has been </text:span><text:span text:style-name="T5">in</text:span><text:span text:style-name="T11"> Biblically used in that sense, not less/ than in that of prince, of chief and of counsellor;/</text:span></text:p>
      <text:p text:style-name="P6"><text:span text:style-name="T11"/></text:p>
      <text:p text:style-name="P6"><text:span text:style-name="T11">[Page 8]</text:span></text:p>
      <text:p text:style-name="P6"><text:span text:style-name="T11">and I need not say that "El" signifies "power"./ <text:s/>Malchizedek, like Socrates and others in later/ ages, discovered without immediate revelation, that the heavens/ and the earth are the work of an all-mighty/ Being, and Him be revered, and recognized as the/ protector of Abraham. <text:s/>But that notwithstanding/ this fact his knowledge of the Supreme was not/ equal in </text:span><text:span text:style-name="T5">purity</text:span><text:span text:style-name="T11"> extent and purity to that possessed by the father of the/ Hebrew nation, is clear to my mind. <text:s/>For, I read/ that when our patriarch swore to the King of Sodom,/ that he would not receive even a thread of the/ property he had recovered from the enemy, he spoke/ as follows "[Hebrew]" <text:s/>I lift up my hand unto/ Adona</text:span><text:span text:style-name="T10">ï</text:span><text:span text:style-name="T11">, the highest Power, creator of heaven and earth;"/ prefacing the ineffable name of the Lord, to the/ expression made by his friend, as if to intimate that/ besides the Being </text:span><text:span text:style-name="T12">he</text:span><text:span text:style-name="T11"> invoked, there exists neither/ intermediate nor superior gods./</text:span></text:p>
      <text:p text:style-name="P6"><text:span text:style-name="T11">But even conceding that the King of Salem had/ a perfect knowledge of the one everlasting Lord, from whom Ab-/-raham drew inspiration, that could not surely/ exalt him to the position he has been assigned/</text:span></text:p>
      <text:p text:style-name="P6"><text:soft-page-break/><text:span text:style-name="T11"/></text:p>
      <text:p text:style-name="P6"><text:span text:style-name="T11">[Page 9]</text:span></text:p>
      <text:p text:style-name="P6"><text:span text:style-name="T11">by the Nazarenes. <text:s/>He might, at the utmost,/ be entitled to an equal share of honor with the/ father of the faithful, </text:span><text:span text:style-name="T5">who</text:span><text:span text:style-name="T11"> the memory of whose/ piety is cherished by his descendants; but who is,/ nevertheless, considered the child of human parents;/ born as other men, and like them turned into dust./ <text:s/>What has lent support to the mystical ideas which/ the Nazarene Church connected with that historical per-/-sonage, is a misapprehension of a psalm, in which/ his name occurs again. <text:s/>I said </text:span><text:span text:style-name="T12">a misappre-</text:span><text:span text:style-name="T11">/ </text:span><text:span text:style-name="T12">-hension</text:span><text:span text:style-name="T11">, but I might have applied to it a stronger/ term, and called it a "misrepresentation", for such/ it certainly is. <text:s/>Judge yourselves: The Hebrew/ words with which that composition begins run/ thus [Hebrew]. <text:s/>Now, my Brethren: a person/ must be ignorant of the very rudiments of the sacred/ language, who does not know, that the word "Adona</text:span><text:span text:style-name="T10">ï</text:span><text:span text:style-name="T11">"/ as written, but not allowed to be pronounced, means;/ "the everlasting God"; while "Adoni" is an epithet, equivalent/ to the English term, "Sir," exclusively used in speaking/ to a human being. <text:s/>Yet the, so styled, authorized/ version writes both words with capital letters, and/</text:span></text:p>
      <text:p text:style-name="P6"><text:span text:style-name="T11"/></text:p>
      <text:p text:style-name="P6"><text:span text:style-name="T11">[Page 10]</text:span></text:p>
      <text:p text:style-name="P6"><text:span text:style-name="T11">renders the phrase just quoted in this manner./ <text:s/>"The Lord said unto my Lord." implying that he/ who has been named second, is precisely like the first,/ or, he partakes of the same divine nature./</text:span></text:p>
      <text:p text:style-name="P6"><text:span text:style-name="T11">I will not detain you, my dear hearers! with a/ comment upon the whole of the 110</text:span><text:span text:style-name="T13">th</text:span><text:span text:style-name="T14"> psalm, proving/ that, according to the opinion of the most accredited/ among our expositors, it is an address to David by/ some of his subjects, in which the Almighty is/ described as bidding his annointed[sic!] King to rest/ from his toils, while He Himself, would from/ heaven combat his adversaries. <text:s/>I will simply/ request your careful perusal thereof, for, its/ true meaning cannot be mistaken. <text:s/>When/ you read, "Out of Zion will the Lord stretch forth/ the rod of thy strength; or, "</text:span><text:span text:style-name="T15">thy people</text:span><text:span text:style-name="T14"> willingly/ come in the day of thy power", you will intui-/-tively perceive that only to a human Potentate,/ and such as David was, could that writing be/ addressed./</text:span></text:p>
      <text:p text:style-name="P6"><text:span text:style-name="T14">But as the mentioning of Malchezidek in that/ psalm, has been a rock upon which the/</text:span></text:p>
      <text:p text:style-name="P6"><text:span text:style-name="T14"/></text:p>
      <text:p text:style-name="P6"><text:span text:style-name="T14">[Page 11]</text:span></text:p>
      <text:p text:style-name="P6"><text:span text:style-name="T14">believer in a messiah coexisting with God, built/ some of their theories, I will explain its purport./ <text:s/>From various sentences in Holy Writ, we gather, that/ the Almighty vouchsafed to promise David a/ durable dominion; as, where it is declared [Hebrew]/ [Hebrew], "thy throne shall be established always". <text:s/>Hence,/ the author of the 110</text:span><text:span text:style-name="T13">th</text:span><text:span text:style-name="T14"> psalm, apostrophising[sic!]/ his Sovereign said hyperbolically "The Lord hath sworn/ and will not repent; thou art a </text:span><text:span text:style-name="T15">prince</text:span><text:span text:style-name="T14"> for ever, ac-/-cording to the manner of Malchizedek" proposing to/ signify, that as that ancient Chief bore the sway, became/ sustained by the higher power he acknowledged, so/ would David, a new Malchizedek, or "King of righteousness,"/ be upheld by the mighty Lord he worshipped[sic!]; and/ as it immediately follows "The Lord, at thy right-hand,/ strikes down kings in the day of his wrath." <text:s/>In/ this instance as in others, the term "Coh</text:span><text:span text:style-name="T16">è</text:span><text:span text:style-name="T14">n" must/ be rendered "Prince" and not "priest;" and the expres-/-sion [Hebrew], as I have translated it,/ and not as intrepreted[sic!] without </text:span><text:span text:style-name="T15">authority</text:span><text:span text:style-name="T14">, by/ King Jame's </text:span><text:span text:style-name="T15">authorized</text:span><text:span text:style-name="T14"> version./</text:span></text:p>
      <text:p text:style-name="P6"><text:span text:style-name="T14">This last remark of mine, is the disclosure of/</text:span></text:p>
      <text:p text:style-name="P6"><text:span text:style-name="T14"/></text:p>
      <text:p text:style-name="P6"><text:span text:style-name="T14">[Page 12]</text:span></text:p>
      <text:p text:style-name="P6"><text:span text:style-name="T14">the object I intended to reach by the present/ lecture. <text:s/>Brethren! <text:s/>I feel assured that/ you stand immoveably[sic!] firm in the ancestral creed. <text:s/>All the/ arguments speciously drawn from the Bible, could/ not convince you, that the everlasting Creator, shares/ His glory with another. <text:s/>But your children's ideas/ </text:span><text:span text:style-name="T6">of</text:span><text:span text:style-name="T14"> upon religions dogmas are not yet well formed; while their sur-/-roundings are calculated to divert their minds from/ the channel. <text:s/>You would desire they </text:span><text:span text:style-name="T6">may</text:span><text:span text:style-name="T14"> be directed./ <text:s/>The schools they </text:span><text:span text:style-name="T6">generally</text:span><text:span text:style-name="T14"> most frequent, the youths with/ whom they associate; the books they read, will </text:span><text:soft-page-break/><text:span text:style-name="T14">re-/present to them Judaism, as </text:span><text:span text:style-name="T6">an old</text:span><text:span text:style-name="T14"> decayed structure, upon/ the ruin of which a more beautiful and lasting edifice/ has been erected. <text:s/>They will even be asked to seek/ shelter within its broad isles; and means will not be neglected/ to excite the wish. <text:s/>And if to this undeniable fact,/ be added the consideration, that the authority of the/ Scriptures will be invoked to show reasons for the belief/ of the majority, who can </text:span><text:span text:style-name="T7">then</text:span><text:span text:style-name="T14"> predict that the sons/ and daughters of Israel, will cling fast to their faith?/ <text:s/>It is imperative on us to counteract the influences at/ work against Judaism. <text:s/>We cannot alter society;/</text:span></text:p>
      <text:p text:style-name="P6"><text:span text:style-name="T14"/></text:p>
      <text:p text:style-name="P6"><text:span text:style-name="T14">[Page 13]</text:span></text:p>
      <text:p text:style-name="P6"><text:span text:style-name="T14">nor, wisely, recommend exclusiveness and/ seclusion. <text:s/>We must live among and associate/ with our gentile neighbors. <text:s/>We must cultivate/ their good-will, and act towards them kindly/ and considerately. <text:s/>But we must withal furnish/ our offspring </text:span><text:span text:style-name="T6">as</text:span><text:span text:style-name="T14"> with an armour of steel, upon which/ all the arguments advanced by the adherents of the man/ of Nazareth, will make no impression./</text:span></text:p>
      <text:p text:style-name="P6"><text:span text:style-name="T14">That armour, my dear </text:span><text:span text:style-name="T6">friends</text:span><text:span text:style-name="T14"> hearers! is a correct knowledge/ of their Bible. <text:s/>They will not, likely, acquire it/ from the original; for, in this age the Hebrew lan-/guage is cast aside as a useless study. <text:s/>We must/ then endeavour to place in their hands, a translation/ free from bias. <text:s/>Without denying to that habitually/ read, the merits of a terse style, and general accuracy,/ I must declare it dangerous, because of its leaning/ to sectional interests. <text:s/>Apart from the version itself,/ which lends its weight to peculiar tenets, the headings/ of various chapters tend to forestall one's judgment/ in favor of doctrines, which we must for ever reject./ <text:s/>That for instance, the psalm to which I have referred,/ in the course of my lecture, has for its caption,/</text:span></text:p>
      <text:p text:style-name="P6"><text:span text:style-name="T14"/></text:p>
      <text:p text:style-name="P6"><text:span text:style-name="T14">[Page 14]</text:span></text:p>
      <text:p text:style-name="P6"><text:span text:style-name="T14">"the kingdom, priesthood, triumph and sufferings of/ our saviour." <text:s/>Fellow Israelites! that </text:span><text:span text:style-name="T6">ba</text:span><text:span text:style-name="T14"> book in/ the hands of our youths is a net spread for their/ souls. <text:s/>It should be superseded by some other./ <text:s/>But </text:span><text:span text:style-name="T6">it</text:span><text:span text:style-name="T14"> this must be obtained cheaply. <text:s/>To popularize/ the Bible, its cost must be but nominal. <text:s/>The/ poorest among our brethren should possess a copy, which/ his family may safely peruse. <text:s/>Is there no public/ spirit in the Hebrews of America? <text:s/>Churches of/ other denominations, expend millions to disseminate/ the principles of their faith. <text:s/>We bestow fabulous/ amounts to rear temples to vanity, but cannot find/ a coin in our rich purses to devote to the perpe-/-tuation of our precious heirloom: the heavenly volumes./ <text:s/>Oh! let us give liberal and personal aid to a publica-/-tion society. <text:s/>It is high time that the Jews should/ be distinguished for their intellectual progress, as they/ are known for their worldly acquisions[sic!]./</text:span></text:p>
      <text:p text:style-name="P6"><text:span text:style-name="T14">This country wherein we safely dwell </text:span><text:span text:style-name="T6">in peace</text:span><text:span text:style-name="T14"> is that </text:span><text:span text:style-name="T6">fittest for the</text:span><text:span text:style-name="T14"> in which we/ </text:span><text:span text:style-name="T6">[?]</text:span><text:span text:style-name="T14"> can most successfully labor for our mental improve-/-ment. <text:s/>Let us go earnestly to work, and the/ blessing of God will attend our endeavour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9T11:01:09.23</meta:creation-date>
    <dc:date>2012-04-09T13:55:37.57</dc:date>
    <dc:creator>Penn Libraries</dc:creator>
    <meta:editing-duration>PT00H01M2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99" meta:word-count="2905" meta:character-count="17714"/>
  </office:meta>
</office:document-meta>
</file>